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614" officeooo:paragraph-rsid="00110614"/>
    </style:style>
    <style:style style:name="P2" style:family="paragraph" style:parent-style-name="Standard">
      <style:text-properties fo:font-weight="bold" officeooo:rsid="0015c69c" officeooo:paragraph-rsid="0015c69c" style:font-weight-asian="bold" style:font-weight-complex="bold"/>
    </style:style>
    <style:style style:name="P3" style:family="paragraph" style:parent-style-name="Standard">
      <style:text-properties fo:font-weight="bold" officeooo:rsid="0014bbc2" officeooo:paragraph-rsid="0014bbc2" style:font-weight-asian="bold" style:font-weight-complex="bold"/>
    </style:style>
    <style:style style:name="P4" style:family="paragraph" style:parent-style-name="Standard">
      <style:text-properties fo:font-weight="bold" officeooo:rsid="00138fd1" officeooo:paragraph-rsid="00138fd1" style:font-weight-asian="bold" style:font-weight-complex="bold"/>
    </style:style>
    <style:style style:name="P5" style:family="paragraph" style:parent-style-name="Standard">
      <style:text-properties fo:font-weight="bold" officeooo:rsid="001218dc" officeooo:paragraph-rsid="001218dc" style:font-weight-asian="bold" style:font-weight-complex="bold"/>
    </style:style>
    <style:style style:name="P6" style:family="paragraph" style:parent-style-name="Standard">
      <style:text-properties fo:font-weight="bold" officeooo:rsid="00110614" officeooo:paragraph-rsid="0015c69c" style:font-weight-asian="bold" style:font-weight-complex="bold"/>
    </style:style>
    <style:style style:name="P7" style:family="paragraph" style:parent-style-name="Standard">
      <style:text-properties fo:font-weight="normal" officeooo:rsid="00110614" officeooo:paragraph-rsid="00110614" style:font-weight-asian="normal" style:font-weight-complex="normal"/>
    </style:style>
    <style:style style:name="P8" style:family="paragraph" style:parent-style-name="Standard">
      <style:text-properties fo:font-weight="normal" officeooo:rsid="00110614" officeooo:paragraph-rsid="001218dc" style:font-weight-asian="normal" style:font-weight-complex="normal"/>
    </style:style>
    <style:style style:name="P9" style:family="paragraph" style:parent-style-name="Standard">
      <style:text-properties fo:font-weight="normal" officeooo:rsid="00110614" officeooo:paragraph-rsid="0015c69c" style:font-weight-asian="normal" style:font-weight-complex="normal"/>
    </style:style>
    <style:style style:name="P10" style:family="paragraph" style:parent-style-name="Standard">
      <style:text-properties fo:font-weight="normal" officeooo:rsid="001218dc" officeooo:paragraph-rsid="001218dc" style:font-weight-asian="normal" style:font-weight-complex="normal"/>
    </style:style>
    <style:style style:name="P11" style:family="paragraph" style:parent-style-name="Standard">
      <style:text-properties fo:font-weight="normal" officeooo:rsid="001218dc" officeooo:paragraph-rsid="00138fd1" style:font-weight-asian="normal" style:font-weight-complex="normal"/>
    </style:style>
    <style:style style:name="P12" style:family="paragraph" style:parent-style-name="Standard">
      <style:text-properties fo:font-weight="normal" officeooo:rsid="001218dc" officeooo:paragraph-rsid="0015c69c" style:font-weight-asian="normal" style:font-weight-complex="normal"/>
    </style:style>
    <style:style style:name="P13" style:family="paragraph" style:parent-style-name="Standard">
      <style:text-properties fo:font-weight="normal" officeooo:rsid="00138fd1" officeooo:paragraph-rsid="00138fd1" style:font-weight-asian="normal" style:font-weight-complex="normal"/>
    </style:style>
    <style:style style:name="P14" style:family="paragraph" style:parent-style-name="Standard">
      <style:text-properties fo:font-weight="normal" officeooo:rsid="00138fd1" officeooo:paragraph-rsid="0014bbc2" style:font-weight-asian="normal" style:font-weight-complex="normal"/>
    </style:style>
    <style:style style:name="P15" style:family="paragraph" style:parent-style-name="Standard">
      <style:text-properties fo:font-weight="normal" officeooo:rsid="0014bbc2" officeooo:paragraph-rsid="0014bbc2" style:font-weight-asian="normal" style:font-weight-complex="normal"/>
    </style:style>
    <style:style style:name="P16" style:family="paragraph" style:parent-style-name="Standard">
      <style:text-properties fo:font-weight="normal" officeooo:rsid="0015c69c" officeooo:paragraph-rsid="0015c69c" style:font-weight-asian="normal" style:font-weight-complex="normal"/>
    </style:style>
    <style:style style:name="P17" style:family="paragraph" style:parent-style-name="Standard">
      <style:text-properties fo:font-weight="normal" officeooo:rsid="00188723" officeooo:paragraph-rsid="00188723" style:font-weight-asian="normal" style:font-weight-complex="normal"/>
    </style:style>
    <style:style style:name="P18" style:family="paragraph" style:parent-style-name="Standard">
      <style:text-properties fo:font-weight="normal" officeooo:rsid="001eedef" officeooo:paragraph-rsid="001eedef" style:font-weight-asian="normal" style:font-weight-complex="normal"/>
    </style:style>
    <style:style style:name="P19" style:family="paragraph" style:parent-style-name="Standard">
      <style:text-properties fo:font-size="13pt" fo:font-weight="bold" officeooo:rsid="0015c69c" officeooo:paragraph-rsid="0015c69c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fo:font-weight="bold" officeooo:rsid="00188723" officeooo:paragraph-rsid="00188723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style:text-underline-style="solid" style:text-underline-width="auto" style:text-underline-color="font-color" fo:font-weight="bold" officeooo:rsid="00110614" officeooo:paragraph-rsid="00110614" style:font-size-asian="13pt" style:font-weight-asian="bold" style:font-size-complex="13pt" style:font-weight-complex="bold"/>
    </style:style>
    <style:style style:name="P22" style:family="paragraph" style:parent-style-name="Standard">
      <style:text-properties officeooo:rsid="00228ef2" officeooo:paragraph-rsid="00228ef2"/>
    </style:style>
    <style:style style:name="P23" style:family="paragraph" style:parent-style-name="Table_20_Contents">
      <style:text-properties fo:font-size="13pt" officeooo:rsid="001a9722" officeooo:paragraph-rsid="001a9722" style:font-size-asian="13pt" style:font-size-complex="13pt"/>
    </style:style>
    <style:style style:name="P24" style:family="paragraph" style:parent-style-name="Table_20_Contents">
      <style:text-properties fo:font-size="13pt" officeooo:rsid="001b3a56" officeooo:paragraph-rsid="001b3a56" style:font-size-asian="13pt" style:font-size-complex="13pt"/>
    </style:style>
    <style:style style:name="P25" style:family="paragraph" style:parent-style-name="Table_20_Contents">
      <style:text-properties fo:font-size="13pt" officeooo:rsid="001c3454" officeooo:paragraph-rsid="001c3454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officeooo:rsid="00110614" officeooo:paragraph-rsid="00110614"/>
    </style:style>
    <style:style style:name="P27" style:family="paragraph" style:parent-style-name="Standard">
      <style:paragraph-properties fo:text-align="justify" style:justify-single-word="false"/>
      <style:text-properties officeooo:rsid="0023e281" officeooo:paragraph-rsid="0023e281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24d04c" officeooo:paragraph-rsid="0024d04c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rsid="0024d04c" officeooo:paragraph-rsid="0024d04c"/>
    </style:style>
    <style:style style:name="P30" style:family="paragraph" style:parent-style-name="Standard">
      <style:paragraph-properties fo:text-align="justify" style:justify-single-word="false"/>
      <style:text-properties fo:font-size="14pt" fo:font-weight="bold" officeooo:rsid="00110614" officeooo:paragraph-rsid="00110614" style:font-size-asian="14pt" style:font-weight-asian="bold" style:font-size-complex="14pt" style:font-weight-complex="bold"/>
    </style:style>
    <style:style style:name="T1" style:family="text">
      <style:text-properties officeooo:rsid="001218dc"/>
    </style:style>
    <style:style style:name="T2" style:family="text">
      <style:text-properties officeooo:rsid="0014bbc2"/>
    </style:style>
    <style:style style:name="T3" style:family="text">
      <style:text-properties officeooo:rsid="001eedef"/>
    </style:style>
    <style:style style:name="T4" style:family="text">
      <style:text-properties officeooo:rsid="0023e281"/>
    </style:style>
    <style:style style:name="T5" style:family="text">
      <style:text-properties officeooo:rsid="00228e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OS PROJECT 4</text:p>
      <text:p text:style-name="P30">PART <text:span text:style-name="T4">2</text:span></text:p>
      <text:p text:style-name="P26"/>
      <text:p text:style-name="P26">Shubham Saoji 26364957</text:p>
      <text:p text:style-name="P26">Himavanth Boddu <text:span text:style-name="T3">32451847</text:span></text:p>
      <text:p text:style-name="P26"/>
      <text:p text:style-name="P27">Link to youtube video: <text:a xlink:type="simple" xlink:href="https://youtu.be/OVzV_3SloWo" text:style-name="Internet_20_link" text:visited-style-name="Visited_20_Internet_20_Link"><text:span text:style-name="T5">https://youtu.be/OVzV_3SloWo</text:span></text:a></text:p>
      <text:p text:style-name="P27"/>
      <text:p text:style-name="P27"/>
      <text:p text:style-name="P26"/>
      <text:p text:style-name="P28">Project Description:</text:p>
      <text:p text:style-name="P29">The goal of this project is to implement a Twitter-like engine and pair up with Web Sockets to provide full functionality.</text:p>
      <text:p text:style-name="P29"/>
      <text:p text:style-name="P29">The Twitter Engine acts as server and users are clients. We have used simulated functionalities like create account, login, logout, subscribe, tweet etc.</text:p>
      <text:p text:style-name="P29">Overview of all functionalities is provided later in this report.</text:p>
      <text:p text:style-name="P29"/>
      <text:p text:style-name="P29">Multiple ets tables are used as server storage or database for server/ twitter engine.</text:p>
      <text:p text:style-name="P29"/>
      <text:p text:style-name="P29"/>
      <text:p text:style-name="P29"/>
      <text:p text:style-name="P28">Overview of functionalities:</text:p>
      <text:p text:style-name="P29">The functionalities that have been implemented in this project are as follows -</text:p>
      <text:p text:style-name="P29"/>
      <text:p text:style-name="P28">1. Register account –</text:p>
      <text:p text:style-name="P29">Client can register into twitter engine. The entry of this new used is stored in ets table. We store username and password in ets table.</text:p>
      <text:p text:style-name="P29"/>
      <text:p text:style-name="P29"/>
      <text:p text:style-name="P28">2. Login -</text:p>
      <text:p text:style-name="P29">Client can login into account and then is eligible to send tweets, receive live feeds <text:s/>or perform any other operation. Username and password are verified.</text:p>
      <text:p text:style-name="P29"/>
      <text:p text:style-name="P28">3. Logout -</text:p>
      <text:p text:style-name="P29">User logs out of this application</text:p>
      <text:p text:style-name="P29"/>
      <text:p text:style-name="P28">4. Tweet -</text:p>
      <text:p text:style-name="P29">User when connected can send tweet. Hashtags and mentions may be included in tweet. This tweet is sent to Twitter Engine and engine stores it in ‘tweets_by_user’ table correponding to that user. Also, tweets are stored in ‘hashtag_table’ and ‘mention_table’ as per the hashtag and/or mention used in tweet. </text:p>
      <text:p text:style-name="P29"/>
      <text:p text:style-name="P28">5. Subscribe to other users -</text:p>
      <text:p text:style-name="P29">User can subscribe to other user, so that it can receive tweets by that user.‘subscriptions’ table is used in Twitter Engine to store the subscriptions on a user.</text:p>
      <text:p text:style-name="P29"/>
      <text:p text:style-name="P28">6. Re-tweet -</text:p>
      <text:p text:style-name="P29">A user can retweet a tweet made by one of its subscriptions so that user’s followers also get this tweet by clicking on retweet button.</text:p>
      <text:p text:style-name="P29"/>
      <text:p text:style-name="P28">7. Tweets with specific hashtag -</text:p>
      <text:p text:style-name="P29"><text:soft-page-break/>This function returns all the tweets containing that hashtag. </text:p>
      <text:p text:style-name="P29"/>
      <text:p text:style-name="P28">8. Tweets with specific mention -</text:p>
      <text:p text:style-name="P29">This function returns all the tweets containing that mention. </text:p>
      <text:p text:style-name="P29"/>
      <text:p text:style-name="P28">9. Live feed -</text:p>
      <text:p text:style-name="P29">User should receive, without quering, tweet containing his mention or made by the user whom he subscribed to. </text:p>
      <text:p text:style-name="P29"/>
      <text:p text:style-name="P29">All these functionalities are working as inten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21:39:28.301299994</meta:creation-date>
    <dc:date>2019-12-13T23:07:14.998378017</dc:date>
    <meta:editing-duration>PT48M15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340" meta:character-count="2054" meta:non-whitespace-character-count="1739"/>
  </office:meta>
</office:document-meta>
</file>